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8pt" officeooo:rsid="0002c0ce" officeooo:paragraph-rsid="0002c0ce" style:font-size-asian="18pt" style:font-size-complex="18pt"/>
    </style:style>
    <style:style style:name="P2" style:family="paragraph" style:parent-style-name="Text_20_body">
      <style:text-properties officeooo:paragraph-rsid="00018749"/>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18749" style:text-blinking="false" fo:background-color="transparent" style:font-size-asian="14pt" style:font-size-complex="14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officeooo:paragraph-rsid="00018749" style:text-blinking="false" fo:background-color="transparent" style:font-size-asian="13pt" style:font-size-complex="13p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officeooo:rsid="0013e5b6" officeooo:paragraph-rsid="00018749" style:text-blinking="false" fo:background-color="transparent" style:font-size-asian="13pt" style:font-size-complex="13p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8749"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18749" officeooo:paragraph-rsid="00018749"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388db" officeooo:paragraph-rsid="000388db"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size="14pt" officeooo:paragraph-rsid="00018749" style:font-size-asian="14pt" style:font-size-complex="14pt"/>
    </style:style>
    <style:style style:name="P10" style:family="paragraph" style:parent-style-name="Text_20_body">
      <style:paragraph-properties fo:margin-top="0in" fo:margin-bottom="0in" loext:contextual-spacing="false" fo:line-height="138%" style:writing-mode="lr-tb"/>
      <style:text-properties officeooo:paragraph-rsid="00018749"/>
    </style:style>
    <style:style style:name="P11" style:family="paragraph" style:parent-style-name="Text_20_body">
      <style:paragraph-properties fo:margin-top="0in" fo:margin-bottom="0in" loext:contextual-spacing="false" fo:line-height="138%" style:writing-mode="lr-tb"/>
      <style:text-properties officeooo:paragraph-rsid="00051299"/>
    </style:style>
    <style:style style:name="P12" style:family="paragraph" style:parent-style-name="Text_20_body">
      <style:paragraph-properties fo:margin-top="0in" fo:margin-bottom="0in" loext:contextual-spacing="false" fo:line-height="138%" style:writing-mode="lr-tb"/>
      <style:text-properties officeooo:rsid="000576ba" officeooo:paragraph-rsid="000576ba"/>
    </style:style>
    <style:style style:name="P13" style:family="paragraph" style:parent-style-name="Text_20_body">
      <style:paragraph-properties fo:margin-top="0in" fo:margin-bottom="0in" loext:contextual-spacing="false" fo:line-height="138%" style:writing-mode="lr-tb"/>
      <style:text-properties officeooo:rsid="000576ba" officeooo:paragraph-rsid="00066426"/>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51299" officeooo:paragraph-rsid="00051299"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576ba" officeooo:paragraph-rsid="000576ba"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8749"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officeooo:paragraph-rsid="00018749" style:text-blinking="false" fo:background-color="transparent" style:font-size-asian="13pt" style:font-size-complex="13pt"/>
    </style:style>
    <style:style style:name="P18" style:family="paragraph" style:parent-style-name="Text_20_body">
      <style:text-properties fo:font-weight="normal" officeooo:paragraph-rsid="00018749"/>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normal" style:text-underline-style="none" fo:font-weight="normal" officeooo:rsid="0012ee9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576ba"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51299"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66426"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8" style:family="text">
      <style:text-properties officeooo:rsid="001996bc"/>
    </style:style>
    <style:style style:name="T9" style:family="text">
      <style:text-properties officeooo:rsid="00018749"/>
    </style:style>
    <style:style style:name="T10" style:family="text">
      <style:text-properties officeooo:rsid="00051299"/>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span text:style-name="T9">GRADING SYSTEM</text:span></text:p>
      <text:p text:style-name="P9"><text:span text:style-name="T1">#### Date</text:span><text:span text:style-name="T2"> <text:s/>2024-03-24</text:span></text:p>
      <text:p text:style-name="P9"><text:span text:style-name="T1">#### By </text:span><text:span text:style-name="T2">Patricia Mwangi</text:span></text:p>
      <text:p text:style-name="P2"/>
      <text:p text:style-name="P4">## Description</text:p>
      <text:p text:style-name="P8">this is a web page that helps one calculate the various deductions and net salary. The system prompts the user to input <text:span text:style-name="T10">some of his information to provide the system with the right tools to tackle the algorithm. The buttons have conveniently been named after the function they perform so this should be pretty straight forward. <text:s/>Be sure to read the message accompanied with the prompt well so as to get precise results. Good luck to all the users!</text:span> </text:p>
      <text:p text:style-name="P7"/>
      <text:p text:style-name="P5">## Project Setup.</text:p>
      <text:p text:style-name="P14">The first button the user will encounter will have “gross salary” displayed on its face. This button when pressed prompts the user to input their basic salary and benefits they incur and the total of their summation is what will be eventually displayed.</text:p>
      <text:p text:style-name="P11"><text:span text:style-name="T5">The second button “PAYE” also prompts the user to inpu their basic salary and benefits which will be used to calculate the PAYE given the </text:span><text:span text:style-name="T4">rate</text:span><text:span text:style-name="T5"> that each salary groups should be charged </text:span><text:span text:style-name="T4">as by this link</text:span><draw:frame draw:style-name="fr1" draw:name="Frame1" text:anchor-type="char" svg:width="0.0161in" draw:z-index="0"><draw:text-box fo:min-height="0.0161in"><text:p text:style-name="Text_20_body">Links to an external site.</text:p></draw:text-box></draw:frame><text:span text:style-name="T4">;</text:span><text:a xlink:type="simple" xlink:href="https://www.aren.co.ke/payroll/taxrates.htm" text:style-name="Internet_20_link" text:visited-style-name="Visited_20_Internet_20_Link">https://www.aren.co.ke/payroll/taxrates.htm</text:a><text:span text:style-name="T4"> </text:span></text:p>
      <text:p text:style-name="P15">The third button “NHIF” displays NHIF deductions that will be charged by your gross salary in accordance to the link provided above.</text:p>
      <text:p text:style-name="P12"><text:span text:style-name="T3">NSSF Deduction button displays the NSSF deductions one will be charged </text:span><text:span text:style-name="Strong_20_Emphasis"><text:span text:style-name="T7">assuming they only participate in tier one. <text:s/></text:span></text:span><text:span text:style-name="Strong_20_Emphasis"><text:span text:style-name="T6">The button prompts their user to input their basic salary and gross salary so as to know the percentage one will be charged. The maximum charge for participants of tier one is 7000.</text:span></text:span></text:p>
      <text:p text:style-name="P13"><text:span text:style-name="Strong_20_Emphasis"><text:span text:style-name="T6">‘Total Deduction’ button prompts the user to input their PAYE,NSSF,NHIF deduction and the sum of the values are displayed.</text:span></text:span></text:p>
      <text:p text:style-name="P13"><text:span text:style-name="Strong_20_Emphasis"><text:span text:style-name="T6">‘Net Salary’ button prompts the user to input their gross salary and deductions and the difference of these two inputs are displayed.</text:span></text:span></text:p>
      <text:p text:style-name="P12"><text:span text:style-name="Strong_20_Emphasis"><text:span text:style-name="T6"/></text:span></text:p>
      <text:p text:style-name="P4">## Technologies used</text:p>
      <text:p text:style-name="P6">HTML</text:p>
      <text:p text:style-name="P6">CSS</text:p>
      <text:p text:style-name="P6">Github</text:p>
      <text:p text:style-name="P6">Javascript</text:p>
      <text:p text:style-name="P2"/>
      <text:p text:style-name="P4">### License</text:p>
      <text:p text:style-name="P10"><text:soft-page-break/>As the sole proprietor of this content I reserve all rights. <text:s/><text:span text:style-name="T8">All altercations made should be through the author Patricia Mwangi.</text:span></text:p>
      <text:p text:style-name="P18"><text:line-break/><text:line-break/><text:line-break/><text:line-break/><text:line-break/><text:line-break/><text:line-break/><text:line-break/><text:line-break/><text:line-break/><text:line-break/><text:line-break/><text:line-break/><text:line-break/><text:line-break/><text:line-break/><text:line-break/><text:line-break/><text:line-break/></text:p>
      <text:p text:style-name="P6"/>
      <text:p text:style-name="P18"><text:line-break/><text:line-break/><text:line-break/><text:line-break/><text:line-break/><text:line-break/><text:line-break/><text:line-break/><text:line-break/><text:line-break/><text:line-break/><text:line-break/><text:line-break/><text:line-break/><text:line-break/><text:line-break/><text:line-break/><text:line-break/></text:p>
      <text:p text:style-name="P18"><text:soft-page-break/><text:line-break/><text:line-break/><text:line-break/><text:line-break/><text:line-break/><text:line-break/><text:line-break/><text:line-break/><text:line-break/></text:p>
      <text:p text:style-name="P2"/>
      <text:p text:style-name="P18"><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officeooo:rsid="0002c0ce" officeooo:paragraph-rsid="0002c0ce" style:font-size-asian="18pt" style:font-size-complex="1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AD 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4T19:09:08.847663661</meta:creation-date>
    <dc:date>2024-03-24T23:51:20.816371373</dc:date>
    <meta:editing-duration>PT20M26S</meta:editing-duration>
    <meta:editing-cycles>3</meta:editing-cycles>
    <meta:generator>LibreOffice/6.4.7.2$Linux_X86_64 LibreOffice_project/40$Build-2</meta:generator>
    <meta:document-statistic meta:table-count="0" meta:image-count="0" meta:object-count="0" meta:page-count="3" meta:paragraph-count="25" meta:word-count="325" meta:character-count="1997" meta:non-whitespace-character-count="1627"/>
  </office:meta>
</office:document-meta>
</file>